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weight="bold" officeooo:rsid="00002868" officeooo:paragraph-rsid="00002868" style:font-weight-asian="bold" style:font-weight-complex="bold"/>
    </style:style>
    <style:style style:name="P2" style:family="paragraph" style:parent-style-name="Standard">
      <style:text-properties style:font-name="Liberation Sans" fo:font-size="10pt" fo:font-weight="normal" officeooo:rsid="00002868" officeooo:paragraph-rsid="00002868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Liberation Sans" fo:font-size="10pt" fo:font-weight="normal" officeooo:rsid="00002868" officeooo:paragraph-rsid="00010104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Liberation Sans" fo:font-size="10pt" fo:font-weight="normal" officeooo:rsid="00002868" officeooo:paragraph-rsid="00021d21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Liberation Sans" fo:font-size="10pt" fo:font-weight="normal" officeooo:rsid="00008987" officeooo:paragraph-rsid="00008987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Liberation Sans" fo:font-size="10pt" fo:font-weight="normal" officeooo:rsid="00021d21" officeooo:paragraph-rsid="00021d21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ans" fo:font-size="10pt" style:font-size-asian="8.75pt" style:font-size-complex="10pt"/>
    </style:style>
    <style:style style:name="P8" style:family="paragraph" style:parent-style-name="Table_20_Contents">
      <style:text-properties style:font-name="Liberation Sans" fo:font-size="10pt" officeooo:rsid="00008987" officeooo:paragraph-rsid="00008987" style:font-size-asian="8.75pt" style:font-size-complex="10pt"/>
    </style:style>
    <style:style style:name="P9" style:family="paragraph" style:parent-style-name="Standard">
      <style:text-properties style:font-name="Liberation Sans1" fo:font-size="10pt" fo:font-weight="normal" officeooo:rsid="00021d21" officeooo:paragraph-rsid="00021d21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Liberation Sans1" fo:font-size="10pt" fo:font-weight="normal" officeooo:rsid="00002868" officeooo:paragraph-rsid="00021d21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Liberation Sans" fo:font-size="10pt" fo:font-weight="normal" officeooo:rsid="00008987" officeooo:paragraph-rsid="00010104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Liberation Sans" fo:font-size="10pt" fo:font-weight="normal" officeooo:rsid="00021d21" officeooo:paragraph-rsid="00021d21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Liberation Sans" fo:font-size="10pt" fo:font-weight="normal" officeooo:rsid="0004bb28" officeooo:paragraph-rsid="0004bb28" style:font-size-asian="8.75pt" style:font-weight-asian="normal" style:font-size-complex="10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officeooo:rsid="00008987"/>
    </style:style>
    <style:style style:name="T2" style:family="text">
      <style:text-properties officeooo:rsid="00010104"/>
    </style:style>
    <style:style style:name="T3" style:family="text">
      <style:text-properties style:font-name="Liberation Sans1" officeooo:rsid="00021d21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officeooo:rsid="00064f6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2c001e" draw:textarea-horizontal-align="center" draw:textarea-vertical-align="middle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2c001e" draw:marker-end="Arrow" draw:textarea-horizontal-align="center" draw:textarea-vertical-align="middle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Modellbildung</text:p>
      <text:p text:style-name="P2">(a) Modellieren Sie das IPC mit Hilfe des Lagrange-Formalismus</text:p>
      <text:p text:style-name="P2">1. unter Vernachlässigung des Trägheitsmoments des Pendelstabs;</text:p>
      <text:p text:style-name="P2">2. unter Berücksichtigung des <text:s/>Trägheitsmoments des Pendelstabs;</text:p>
      <text:p text:style-name="P2">(b) Implementieren Sie die beiden Modelle des IPCs in MATLAB/SIMULINK.</text:p>
      <text:p text:style-name="P2">(c) Vergleichen Sie beide Modelle und wählen Sie hierzu geeignete Eingangssignale.</text:p>
      <text:p text:style-name="P2"/>
      <text:p text:style-name="P2"><draw:line text:anchor-type="paragraph" draw:z-index="4" draw:style-name="gr4" draw:text-style-name="P14" svg:x1="8.105cm" svg:y1="6.447cm" svg:x2="8.177cm" svg:y2="0.332cm"><text:p/></draw:line> <text:s text:c="28"/></text:p>
      <text:p text:style-name="P2"/>
      <text:p text:style-name="P2"><draw:line text:anchor-type="paragraph" draw:z-index="3" draw:style-name="gr3" draw:text-style-name="P14" svg:x1="8.14cm" svg:y1="5.673cm" svg:x2="10.491cm" svg:y2="0.355cm"><text:p/></draw:line></text:p>
      <text:p text:style-name="P2"><text:s text:c="95"/><text:span text:style-name="T1">m</text:span></text:p>
      <text:p text:style-name="P2"/>
      <text:p text:style-name="P2"/>
      <text:p text:style-name="P2"/>
      <text:p text:style-name="P2"><text:s text:c="25"/></text:p>
      <text:p text:style-name="P2"/>
      <text:p text:style-name="P4"><text:s text:c="85"/><text:span text:style-name="T3">θ</text:span></text:p>
      <text:p text:style-name="P2"><draw:rect text:anchor-type="paragraph" draw:z-index="0" draw:style-name="gr1" draw:text-style-name="P14" svg:width="8.213cm" svg:height="3.132cm" svg:x="4.068cm" svg:y="0.229cm"><text:p text:style-name="P14"><text:s text:c="60"/>M</text:p><text:p text:style-name="P14"/><text:p text:style-name="P14"/><text:p text:style-name="P14"/><text:p text:style-name="P14"/></draw:rect></text:p>
      <text:p text:style-name="P2"><draw:polyline text:anchor-type="paragraph" draw:z-index="6" draw:style-name="gr6" draw:text-style-name="P14" svg:width="0.618cm" svg:height="0.202cm" draw:transform="skewX (-0.0464257581030492) rotate (-0.380481776934764) translate (8.20913888888888cm 0.310444444444446cm)" svg:viewBox="0 0 619 203" draw:points="0,0 252,6 536,105 619,203"><text:p/></draw:polyline> <text:s text:c="8"/></text:p>
      <text:p text:style-name="P9"><text:s text:c="36"/></text:p>
      <text:p text:style-name="P2"/>
      <text:p text:style-name="P10"/>
      <text:p text:style-name="P2"/>
      <text:p text:style-name="P2"/>
      <text:p text:style-name="P2"/>
      <text:p text:style-name="P2"><draw:rect text:anchor-type="paragraph" draw:z-index="1" draw:style-name="gr2" draw:text-style-name="P14" svg:width="1.684cm" svg:height="0.941cm" svg:x="4.738cm" svg:y="0.115cm"><text:p/></draw:rect><draw:rect text:anchor-type="paragraph" draw:z-index="2" draw:style-name="gr2" draw:text-style-name="P14" svg:width="1.684cm" svg:height="0.941cm" svg:x="9.55cm" svg:y="0.115cm"><text:p/></draw:rect></text:p>
      <text:p text:style-name="P2"/>
      <text:p text:style-name="P2"><draw:line text:anchor-type="paragraph" draw:z-index="5" draw:style-name="gr5" draw:text-style-name="P14" svg:x1="3.29cm" svg:y1="0.231cm" svg:x2="13.819cm" svg:y2="0.196cm"><text:p/></draw:line></text:p>
      <text:p text:style-name="P2"><text:s text:c="82"/><text:span text:style-name="T1">x</text:span></text:p>
      <text:p text:style-name="P3"><text:s text:c="43"/></text:p>
      <text:p text:style-name="P11"><text:s text:c="46"/>Abbildung 1.1 Modell des Inversen Pendels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Variablenname</text:p>
          </table:table-cell>
          <table:table-cell table:style-name="Table1.C1" office:value-type="string">
            <text:p text:style-name="P8">Größe</text:p>
          </table:table-cell>
        </table:table-row>
        <table:table-row>
          <table:table-cell table:style-name="Table1.A2" office:value-type="string">
            <text:p text:style-name="P8">Mass des Schlittens</text:p>
          </table:table-cell>
          <table:table-cell table:style-name="Table1.A2" office:value-type="string">
            <text:p text:style-name="P8"><draw:frame draw:style-name="fr1" draw:name="Object1" text:anchor-type="as-char" svg:y="-0.377cm" svg:width="0.619cm" svg:height="0.467cm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C2" office:value-type="string">
            <text:p text:style-name="P7"><draw:frame draw:style-name="fr1" draw:name="Object3" text:anchor-type="as-char" svg:y="-0.377cm" svg:width="1.401cm" svg:height="0.469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8">Mass des Stabes</text:p>
          </table:table-cell>
          <table:table-cell table:style-name="Table1.A2" office:value-type="string">
            <text:p text:style-name="P8"><draw:frame draw:style-name="fr1" draw:name="Object2" text:anchor-type="as-char" svg:y="-0.377cm" svg:width="0.517cm" svg:height="0.469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C2" office:value-type="string">
            <text:p text:style-name="P7"><draw:frame draw:style-name="fr1" draw:name="Object4" text:anchor-type="as-char" svg:y="-0.377cm" svg:width="1.199cm" svg:height="0.469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8">Länge des Stabes</text:p>
          </table:table-cell>
          <table:table-cell table:style-name="Table1.A2" office:value-type="string">
            <text:p text:style-name="P7"><draw:frame draw:style-name="fr1" draw:name="Object6" text:anchor-type="as-char" svg:y="-0.377cm" svg:width="0.586cm" svg:height="0.469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C2" office:value-type="string">
            <text:p text:style-name="P8"><draw:frame draw:style-name="fr1" draw:name="Object5" text:anchor-type="as-char" svg:y="-0.377cm" svg:width="1.102cm" svg:height="0.469cm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8">Trägheitsmoment des Stabes bei Drehung um die zweizählige Symmetrieachse</text:p>
          </table:table-cell>
          <table:table-cell table:style-name="Table1.A2" office:value-type="string">
            <text:p text:style-name="P7"><draw:frame draw:style-name="fr1" draw:name="Object7" text:anchor-type="as-char" svg:y="-0.377cm" svg:width="0.6cm" svg:height="0.533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C2" office:value-type="string">
            <text:p text:style-name="P7"><draw:frame draw:style-name="fr1" draw:name="Object8" text:anchor-type="as-char" svg:y="-0.439cm" svg:width="2.113cm" svg:height="0.531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5"><text:s text:c="9"/></text:p>
      <text:p text:style-name="P5"><text:s text:c="46"/><text:span text:style-name="T2">Tabelle 1.1 Parametern des Inversen Pendels</text:span></text:p>
      <text:p text:style-name="P6">(a)</text:p>
      <text:p text:style-name="P6"><text:s text:c="6"/>Verallgemeinerte Koordinaten:<draw:frame draw:style-name="fr1" draw:name="Object9" text:anchor-type="as-char" svg:y="-0.377cm" svg:width="2.272cm" svg:height="0.533cm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6"><text:s text:c="6"/>Koordinaten des Massenpunkt des Stabes:<draw:frame draw:style-name="fr1" draw:name="Object10" text:anchor-type="as-char" svg:y="-0.377cm" svg:width="2.297cm" svg:height="0.533cm" draw:z-index="16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377cm" svg:width="1.88cm" svg:height="0.533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text:s text:c="6"/>Koodinate des Schlittens: <draw:frame draw:style-name="fr1" draw:name="Object12" text:anchor-type="as-char" svg:y="-0.377cm" svg:width="0.432cm" svg:height="0.469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<text:s text:c="6"/>Geschwindigkeit des Massenpunkt des Stabes:<draw:frame draw:style-name="fr1" draw:name="Object13" text:anchor-type="as-char" svg:y="-0.402cm" svg:width="2.693cm" svg:height="0.556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402cm" svg:width="2.514cm" svg:height="0.557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<text:s text:c="6"/>Geschwindigkeit des Schlittens: <draw:frame draw:style-name="fr1" draw:name="Object15" text:anchor-type="as-char" svg:y="-0.377cm" svg:width="0.432cm" svg:height="0.467cm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/>
      <text:p text:style-name="P13">Aufgabe 2: Schätzung</text:p>
      <text:p text:style-name="P13">(a) Berechnen Sie den im Grundlagenkapitel vorgestellten Beobachter für das IPC mit Hilfe von MATHEMATICA. Achten Sie hierbei darauf, dass Sie für alle <draw:frame draw:style-name="fr1" draw:name="Object17" text:anchor-type="as-char" svg:y="-0.377cm" svg:width="0.432cm" svg:height="0.469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, <draw:frame draw:style-name="fr1" draw:name="Object16" text:anchor-type="as-char" svg:y="-0.377cm" svg:width="0.432cm" svg:height="0.467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,<draw:frame draw:style-name="fr1" draw:name="Object19" text:anchor-type="as-char" svg:y="-0.377cm" svg:width="0.453cm" svg:height="0.469cm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und<text:span text:style-name="T4"><draw:frame draw:style-name="fr1" draw:name="Object18" text:anchor-type="as-char" svg:y="-0.377cm" svg:width="0.453cm" svg:height="0.469cm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">nicht durch Null teilen.</text:span></text:p>
      <text:p text:style-name="P13"><text:span text:style-name="T4">(b) Implementieren und simulieren Sie den Beobachter in MATLAB/SIMULINK mit verschiedenen Polplatzierungen und wählen Sie geeignete Eingangssignale. Testen Sie den Beobachter mit verrauschten Messgrößen.</text:span></text:p>
      <text:p text:style-name="P13"><text:span text:style-name="T4">(c) Vergleichen Sie die verschieden parametrisierten Beobachter und wählen Sie den besten aus.</text:span></text:p>
      <text:p text:style-name="P13"><text:span text:style-name="T4"/></text:p>
      <text:p text:style-name="P13"><text:soft-page-break/><text:span text:style-name="T4">Lösung:</text:span></text:p>
      <text:p text:style-name="P13"><text:span text:style-name="T4">(a) </text:span><text:span text:style-name="T5">Das Modell des IPCs unter Berücksichtigung des Trägheitsmoments des Pendelstabs: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9:33:12.260231958</meta:creation-date>
    <dc:date>2016-11-23T23:13:32.212246504</dc:date>
    <meta:editing-duration>PT17M54S</meta:editing-duration>
    <meta:editing-cycles>3</meta:editing-cycles>
    <meta:generator>LibreOffice/5.1.4.2$Linux_x86 LibreOffice_project/10m0$Build-2</meta:generator>
    <meta:document-statistic meta:table-count="1" meta:image-count="0" meta:object-count="19" meta:page-count="2" meta:paragraph-count="43" meta:word-count="180" meta:character-count="1890" meta:non-whitespace-character-count="1201"/>
  </office:meta>
</office:document-meta>
</file>

<file path=Object 1/content.xml><?xml version="1.0" encoding="utf-8"?>
<math xmlns="http://www.w3.org/1998/Math/MathML" display="block">
  <semantics>
    <mi>M</mi>
    <annotation encoding="StarMath 5.0">M</annotation>
  </semantics>
</math>
</file>

<file path=Object 10/content.xml><?xml version="1.0" encoding="utf-8"?>
<math xmlns="http://www.w3.org/1998/Math/MathML" display="block">
  <semantics>
    <mrow>
      <msub>
        <mi>x</mi>
        <mi>p</mi>
      </msub>
      <mo stretchy="false">=</mo>
      <mrow>
        <mi>x</mi>
        <mo stretchy="false">+</mo>
        <mi mathvariant="italic">lsinθ</mi>
      </mrow>
    </mrow>
    <annotation encoding="StarMath 5.0">x_{p}=x+lsinθ</annotation>
  </semantics>
</math>
</file>

<file path=Object 11/content.xml><?xml version="1.0" encoding="utf-8"?>
<math xmlns="http://www.w3.org/1998/Math/MathML" display="block">
  <semantics>
    <mrow>
      <msub>
        <mi>y</mi>
        <mi>p</mi>
      </msub>
      <mo stretchy="false">=</mo>
      <mi mathvariant="italic">lcosθ</mi>
    </mrow>
    <annotation encoding="StarMath 5.0">y_{p}=lcosθ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x</mi>
            <mi>p</mi>
          </msub>
          <mo stretchy="false">˙</mo>
        </mover>
        <mo stretchy="false">=</mo>
        <mrow>
          <mover accent="true">
            <mi>x</mi>
            <mo stretchy="false">˙</mo>
          </mover>
          <mo stretchy="false">+</mo>
          <mi>l</mi>
        </mrow>
      </mrow>
      <mover accent="true">
        <mi>θ</mi>
        <mo stretchy="false">˙</mo>
      </mover>
      <mi mathvariant="italic">cosθ</mi>
    </mrow>
    <annotation encoding="StarMath 5.0">dot x_{p}= dot x +l dot θ cosθ</annotation>
  </semantics>
</math>
</file>

<file path=Object 14/content.xml><?xml version="1.0" encoding="utf-8"?>
<math xmlns="http://www.w3.org/1998/Math/MathML" display="block">
  <semantics>
    <mrow>
      <mrow>
        <mover accent="true">
          <msub>
            <mi>y</mi>
            <mi>p</mi>
          </msub>
          <mo stretchy="false">˙</mo>
        </mover>
        <mo stretchy="false">=</mo>
        <mrow>
          <mo stretchy="false">−</mo>
          <mi>l</mi>
        </mrow>
      </mrow>
      <mover accent="true">
        <mi>θ</mi>
        <mo stretchy="false">˙</mo>
      </mover>
      <mi mathvariant="italic">cosθ</mi>
    </mrow>
    <annotation encoding="StarMath 5.0">dot y_{p} =-l dot θ cosθ</annotation>
  </semantics>
</math>
</file>

<file path=Object 15/content.xml><?xml version="1.0" encoding="utf-8"?>
<math xmlns="http://www.w3.org/1998/Math/MathML" display="block">
  <semantics>
    <mover accent="true">
      <mi>x</mi>
      <mo stretchy="false">˙</mo>
    </mover>
    <annotation encoding="StarMath 5.0">dot x </annotation>
  </semantics>
</math>
</file>

<file path=Object 16/content.xml><?xml version="1.0" encoding="utf-8"?>
<math xmlns="http://www.w3.org/1998/Math/MathML" display="block">
  <semantics>
    <mover accent="true">
      <mi>x</mi>
      <mo stretchy="false">˙</mo>
    </mover>
    <annotation encoding="StarMath 5.0">dot x 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over accent="true">
      <mi>φ</mi>
      <mo stretchy="false">˙</mo>
    </mover>
    <annotation encoding="StarMath 5.0">dot φ</annotation>
  </semantics>
</math>
</file>

<file path=Object 19/content.xml><?xml version="1.0" encoding="utf-8"?>
<math xmlns="http://www.w3.org/1998/Math/MathML" display="block">
  <semantics>
    <mi>φ</mi>
    <annotation encoding="StarMath 5.0">φ</annotation>
  </semantics>
</math>
</file>

<file path=Object 2/content.xml><?xml version="1.0" encoding="utf-8"?>
<math xmlns="http://www.w3.org/1998/Math/MathML" display="block">
  <semantics>
    <mi>m</mi>
    <annotation encoding="StarMath 5.0">m
</annotation>
  </semantics>
</math>
</file>

<file path=Object 3/content.xml><?xml version="1.0" encoding="utf-8"?>
<math xmlns="http://www.w3.org/1998/Math/MathML" display="block">
  <semantics>
    <mrow>
      <mn>18.2</mn>
      <mi mathvariant="italic">kg</mi>
    </mrow>
    <annotation encoding="StarMath 5.0">18.2kg</annotation>
  </semantics>
</math>
</file>

<file path=Object 4/content.xml><?xml version="1.0" encoding="utf-8"?>
<math xmlns="http://www.w3.org/1998/Math/MathML" display="block">
  <semantics>
    <mrow>
      <mn>0.3</mn>
      <mi mathvariant="italic">kg</mi>
    </mrow>
    <annotation encoding="StarMath 5.0">0.3kg</annotation>
  </semantics>
</math>
</file>

<file path=Object 5/content.xml><?xml version="1.0" encoding="utf-8"?>
<math xmlns="http://www.w3.org/1998/Math/MathML" display="block">
  <semantics>
    <mrow>
      <mn>0.6</mn>
      <mi>m</mi>
    </mrow>
    <annotation encoding="StarMath 5.0">0.6m</annotation>
  </semantics>
</math>
</file>

<file path=Object 6/content.xml><?xml version="1.0" encoding="utf-8"?>
<math xmlns="http://www.w3.org/1998/Math/MathML" display="block">
  <semantics>
    <mrow>
      <mn>2</mn>
      <mi>l</mi>
    </mrow>
    <annotation encoding="StarMath 5.0">2l</annotation>
  </semantics>
</math>
</file>

<file path=Object 7/content.xml><?xml version="1.0" encoding="utf-8"?>
<math xmlns="http://www.w3.org/1998/Math/MathML" display="block">
  <semantics>
    <msub>
      <mi>J</mi>
      <mi>p</mi>
    </msub>
    <annotation encoding="StarMath 5.0">J_{p}</annotation>
  </semantics>
</math>
</file>

<file path=Object 8/content.xml><?xml version="1.0" encoding="utf-8"?>
<math xmlns="http://www.w3.org/1998/Math/MathML" display="block">
  <semantics>
    <mrow>
      <mn>0.036</mn>
      <mi mathvariant="italic">kg</mi>
      <msup>
        <mi>m</mi>
        <mn>2</mn>
      </msup>
    </mrow>
    <annotation encoding="StarMath 5.0">0.036kg m^{2}</annotation>
  </semantics>
</math>
</file>

<file path=Object 9/content.xml><?xml version="1.0" encoding="utf-8"?>
<math xmlns="http://www.w3.org/1998/Math/MathML">
  <semantics>
    <mrow>
      <mrow>
        <msub>
          <mi>q</mi>
          <mn>1</mn>
        </msub>
        <mo stretchy="false">=</mo>
        <mi>x</mi>
      </mrow>
      <mi>,</mi>
      <mrow>
        <msub>
          <mi>q</mi>
          <mn>2</mn>
        </msub>
        <mo stretchy="false">=</mo>
        <mi>θ</mi>
      </mrow>
    </mrow>
    <annotation encoding="StarMath 5.0">q_{1}=x, q_{2}=θ</annotation>
  </semantics>
</math>
</file>